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BaseDataFieldHandler.getValu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pletBaseDataFieldHandler.re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BaseDataFieldHandler.setValue( Object objec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letBaseDataFieldHandler.newInstance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